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Normal_20__28_Web_29_">
      <style:paragraph-properties fo:line-height="200%" fo:text-align="center" style:justify-single-word="false"/>
      <style:text-properties fo:color="#000000" style:font-name="Times New Roman1" fo:font-size="12pt" officeooo:rsid="00069c5f" officeooo:paragraph-rsid="00069c5f" style:font-size-asian="12pt" style:font-size-complex="12pt"/>
    </style:style>
    <style:style style:name="P2" style:family="paragraph" style:parent-style-name="Normal_20__28_Web_29_">
      <style:paragraph-properties fo:text-align="center" style:justify-single-word="false"/>
      <style:text-properties style:font-name="Times New Roman1" fo:font-size="12pt" fo:font-weight="bold" style:font-size-asian="12pt" style:font-weight-asian="bold" style:font-size-complex="12pt"/>
    </style:style>
    <style:style style:name="P3"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name-asian="Times New Roman2" style:font-size-asian="12pt" style:font-name-complex="Times New Roman2" style:font-size-complex="12pt"/>
    </style:style>
    <style:style style:name="P4"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9ed16" officeooo:paragraph-rsid="0009ed16" style:font-name-asian="Times New Roman2" style:font-size-asian="12pt" style:font-name-complex="Times New Roman2" style:font-size-complex="12pt"/>
    </style:style>
    <style:style style:name="P5"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badd7" officeooo:paragraph-rsid="000badd7" style:font-name-asian="Times New Roman2" style:font-size-asian="12pt" style:font-name-complex="Times New Roman2" style:font-size-complex="12pt"/>
    </style:style>
    <style:style style:name="P6"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ed82" officeooo:paragraph-rsid="0006b15f" style:font-name-asian="Times New Roman2" style:font-size-asian="12pt" style:font-name-complex="Times New Roman2" style:font-size-complex="12pt"/>
    </style:style>
    <style:style style:name="P7"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6b15f" officeooo:paragraph-rsid="0006b15f" style:font-name-asian="Times New Roman2" style:font-size-asian="12pt" style:font-name-complex="Times New Roman2" style:font-size-complex="12pt"/>
    </style:style>
    <style:style style:name="P8"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890ee" officeooo:paragraph-rsid="000890ee" style:font-name-asian="Times New Roman2" style:font-size-asian="12pt" style:font-name-complex="Times New Roman2" style:font-size-complex="12pt"/>
    </style:style>
    <style:style style:name="P9"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9a6d" officeooo:paragraph-rsid="000d9a6d" style:font-name-asian="Times New Roman2" style:font-size-asian="12pt" style:font-name-complex="Times New Roman2" style:font-size-complex="12pt"/>
    </style:style>
    <style:style style:name="P10"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size-asian="12pt" style:font-size-complex="12pt"/>
    </style:style>
    <style:style style:name="P11"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d9a6d" style:font-size-asian="12pt" style:font-size-complex="12pt"/>
    </style:style>
    <style:style style:name="P12" style:family="paragraph" style:parent-style-name="Standard">
      <style:paragraph-properties fo:margin-left="0.5in" fo:margin-right="0in" fo:line-height="200%" fo:text-indent="-0.5in" style:auto-text-indent="false"/>
      <style:text-properties style:font-name="Times New Roman1" fo:font-size="12pt" style:font-size-asian="12pt" style:font-name-complex="Times New Roman2" style:font-size-complex="12pt" style:font-weight-complex="bold"/>
    </style:style>
    <style:style style:name="P13"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style:font-size-asian="12pt" style:font-name-complex="Times New Roman2" style:font-size-complex="12pt"/>
    </style:style>
    <style:style style:name="P14"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officeooo:rsid="00069c5f" officeooo:paragraph-rsid="00069c5f" style:font-size-asian="12pt" style:font-name-complex="Times New Roman2" style:font-size-complex="12pt"/>
    </style:style>
    <style:style style:name="P15" style:family="paragraph" style:parent-style-name="Standard">
      <style:paragraph-properties fo:margin-left="0.5in" fo:margin-right="0in" fo:line-height="200%" fo:text-indent="-0.5in" style:auto-text-indent="false"/>
      <style:text-properties style:font-name="Times New Roman1" fo:font-size="12pt" officeooo:paragraph-rsid="0006b15f" style:font-size-asian="12pt" style:font-size-complex="12pt"/>
    </style:style>
    <style:style style:name="P16" style:family="paragraph" style:parent-style-name="Standard">
      <style:paragraph-properties fo:margin-left="0.5in" fo:margin-right="0in" fo:line-height="200%" fo:text-indent="-0.5in" style:auto-text-indent="false"/>
      <style:text-properties style:font-name="Times New Roman1" fo:font-size="12pt" officeooo:paragraph-rsid="0009ed16" style:font-size-asian="12pt" style:font-size-complex="12pt"/>
    </style:style>
    <style:style style:name="P17" style:family="paragraph" style:parent-style-name="Standard">
      <style:paragraph-properties fo:margin-left="0.5in" fo:margin-right="0in" fo:line-height="200%" fo:text-indent="-0.5in" style:auto-text-indent="false"/>
      <style:text-properties style:font-name="Times New Roman1" fo:font-size="12pt" officeooo:paragraph-rsid="00144647" style:font-size-asian="12pt" style:font-size-complex="12pt"/>
    </style:style>
    <style:style style:name="P18" style:family="paragraph" style:parent-style-name="Standard">
      <style:paragraph-properties fo:margin-left="0.5in" fo:margin-right="0in" fo:line-height="200%" fo:text-indent="-0.5in" style:auto-text-indent="false"/>
      <style:text-properties style:font-name="Times New Roman1" fo:font-size="12pt" officeooo:paragraph-rsid="000badd7" style:font-size-asian="12pt" style:font-size-complex="12pt"/>
    </style:style>
    <style:style style:name="P19" style:family="paragraph" style:parent-style-name="Standard">
      <style:paragraph-properties fo:margin-left="0.5in" fo:margin-right="0in" fo:line-height="200%" fo:text-indent="-0.5in" style:auto-text-indent="false"/>
      <style:text-properties style:font-name="Times New Roman1" fo:font-size="12pt" officeooo:paragraph-rsid="000890ee" style:font-size-asian="12pt" style:font-size-complex="12pt"/>
    </style:style>
    <style:style style:name="P20" style:family="paragraph" style:parent-style-name="Standard">
      <style:paragraph-properties fo:margin-left="0.5in" fo:margin-right="0in" fo:line-height="200%" fo:text-indent="-0.5in" style:auto-text-indent="false"/>
      <style:text-properties style:font-name="Times New Roman1" fo:font-size="12pt" officeooo:paragraph-rsid="0016497f" style:font-size-asian="12pt" style:font-size-complex="12pt"/>
    </style:style>
    <style:style style:name="P21" style:family="paragraph" style:parent-style-name="Standard">
      <style:paragraph-properties fo:margin-left="0.5in" fo:margin-right="0in" fo:line-height="200%" fo:text-indent="-0.5in" style:auto-text-indent="false"/>
      <style:text-properties style:font-name="Times New Roman1" fo:font-size="12pt" officeooo:rsid="001111ee" officeooo:paragraph-rsid="00144647" style:font-size-asian="12pt" style:font-size-complex="12pt"/>
    </style:style>
    <style:style style:name="P22" style:family="paragraph" style:parent-style-name="Standard" style:master-page-name="First_20_Page">
      <style:paragraph-properties fo:margin-left="0.5in" fo:margin-right="0in" fo:line-height="200%" fo:text-indent="-0.5in" style:auto-text-indent="false" style:page-number="auto"/>
      <style:text-properties style:font-name="Times New Roman1" fo:font-size="12pt" style:font-size-asian="12pt" style:font-name-complex="Times New Roman2" style:font-size-complex="12pt" style:font-weight-complex="bold"/>
    </style:style>
    <style:style style:name="T1" style:family="text">
      <style:text-properties fo:font-variant="normal" fo:text-transform="none" fo:color="#333333" fo:letter-spacing="normal" fo:font-style="normal" fo:font-weight="normal" style:font-name-asian="Times New Roman2" style:font-name-complex="Times New Roman2"/>
    </style:style>
    <style:style style:name="T2" style:family="text">
      <style:text-properties fo:font-variant="normal" fo:text-transform="none" fo:color="#333333" fo:letter-spacing="normal" fo:font-style="normal" fo:font-weight="normal" officeooo:rsid="0006b15f" style:font-name-asian="Times New Roman2" style:font-name-complex="Times New Roman2"/>
    </style:style>
    <style:style style:name="T3" style:family="text">
      <style:text-properties fo:font-variant="normal" fo:text-transform="none" fo:color="#333333" fo:letter-spacing="normal" fo:font-style="normal" fo:font-weight="normal" officeooo:rsid="000890ee" style:font-name-asian="Times New Roman2" style:font-name-complex="Times New Roman2"/>
    </style:style>
    <style:style style:name="T4" style:family="text">
      <style:text-properties fo:font-variant="normal" fo:text-transform="none" fo:color="#333333" fo:letter-spacing="normal" fo:font-style="normal" fo:font-weight="normal" officeooo:rsid="0009ed16" style:font-name-asian="Times New Roman2" style:font-name-complex="Times New Roman2"/>
    </style:style>
    <style:style style:name="T5" style:family="text">
      <style:text-properties fo:font-variant="normal" fo:text-transform="none" fo:color="#333333" fo:letter-spacing="normal" fo:font-style="normal" fo:font-weight="normal" officeooo:rsid="000badd7" style:font-name-asian="Times New Roman2" style:font-name-complex="Times New Roman2"/>
    </style:style>
    <style:style style:name="T6" style:family="text">
      <style:text-properties fo:font-variant="normal" fo:text-transform="none" fo:color="#333333" fo:letter-spacing="normal" fo:font-style="normal" fo:font-weight="normal" officeooo:rsid="000c0478" style:font-name-asian="Times New Roman2" style:font-name-complex="Times New Roman2"/>
    </style:style>
    <style:style style:name="T7" style:family="text">
      <style:text-properties fo:font-variant="normal" fo:text-transform="none" fo:color="#333333" fo:letter-spacing="normal" fo:font-style="normal" fo:font-weight="normal" officeooo:rsid="000ded82" style:font-name-asian="Times New Roman2" style:font-name-complex="Times New Roman2"/>
    </style:style>
    <style:style style:name="T8" style:family="text">
      <style:text-properties fo:font-variant="normal" fo:text-transform="none" fo:color="#333333" fo:letter-spacing="normal" fo:font-style="normal" fo:font-weight="normal" officeooo:rsid="000e4c11" style:font-name-asian="Times New Roman2" style:font-name-complex="Times New Roman2"/>
    </style:style>
    <style:style style:name="T9" style:family="text">
      <style:text-properties fo:font-variant="normal" fo:text-transform="none" fo:color="#333333" fo:letter-spacing="normal" fo:font-style="normal" fo:font-weight="normal" officeooo:rsid="00103f51" style:font-name-asian="Times New Roman2" style:font-name-complex="Times New Roman2"/>
    </style:style>
    <style:style style:name="T10" style:family="text">
      <style:text-properties fo:font-variant="normal" fo:text-transform="none" fo:color="#333333" fo:letter-spacing="normal" fo:font-style="normal" fo:font-weight="normal" officeooo:rsid="0016497f" style:font-name-asian="Times New Roman2" style:font-name-complex="Times New Roman2"/>
    </style:style>
    <style:style style:name="T11" style:family="text">
      <style:text-properties fo:font-variant="normal" fo:text-transform="none" fo:color="#333333" fo:letter-spacing="normal" fo:font-style="normal" fo:font-weight="normal" officeooo:rsid="001a1473" style:font-name-asian="Times New Roman2" style:font-name-complex="Times New Roman2"/>
    </style:style>
    <style:style style:name="T12" style:family="text">
      <style:text-properties fo:font-variant="normal" fo:text-transform="none" fo:color="#333333" fo:letter-spacing="normal" fo:font-style="italic" fo:font-weight="normal" style:font-name-asian="Times New Roman2" style:font-name-complex="Times New Roman2"/>
    </style:style>
    <style:style style:name="T13" style:family="text">
      <style:text-properties style:font-name-asian="Times New Roman2" style:font-name-complex="Times New Roman2"/>
    </style:style>
    <style:style style:name="T14" style:family="text">
      <style:text-properties officeooo:rsid="000890ee" style:font-name-asian="Times New Roman2" style:font-name-complex="Times New Roman2"/>
    </style:style>
    <style:style style:name="T15" style:family="text">
      <style:text-properties officeooo:rsid="000d9a6d" style:font-name-asian="Times New Roman2" style:font-name-complex="Times New Roman2"/>
    </style:style>
    <style:style style:name="T16" style:family="text">
      <style:text-properties officeooo:rsid="0006b15f" style:font-name-asian="Times New Roman2" style:font-name-complex="Times New Roman2"/>
    </style:style>
    <style:style style:name="T17" style:family="text">
      <style:text-properties officeooo:rsid="001111ee"/>
    </style:style>
    <style:style style:name="T18" style:family="text">
      <style:text-properties officeooo:rsid="00144647"/>
    </style:style>
    <style:style style:name="T19" style:family="text">
      <style:text-properties officeooo:rsid="001bc82a"/>
    </style:style>
    <style:style style:name="T20" style:family="text">
      <style:text-properties officeooo:rsid="001e2654"/>
    </style:style>
    <style:style style:name="T21" style:family="text">
      <style:text-properties officeooo:rsid="001f079e"/>
    </style:style>
    <style:style style:name="T22" style:family="text">
      <style:text-properties officeooo:rsid="002047de"/>
    </style:style>
    <style:style style:name="T23" style:family="text">
      <style:text-properties officeooo:rsid="002162cd"/>
    </style:style>
    <style:style style:name="T2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2"/>
      <text:p text:style-name="P12"/>
      <text:p text:style-name="P12"/>
      <text:p text:style-name="P12"/>
      <text:p text:style-name="P12"/>
      <text:p text:style-name="P12"/>
      <text:p text:style-name="P12"/>
      <text:p text:style-name="P12"/>
      <text:p text:style-name="P12"/>
      <text:p text:style-name="P13">Annotated Bibliography</text:p>
      <text:p text:style-name="P14">Client Tracker</text:p>
      <text:p text:style-name="P13">Travis Nelson</text:p>
      <text:p text:style-name="P13">Regis University</text:p>
      <text:p text:style-name="P12"/>
      <text:p text:style-name="P12"/>
      <text:p text:style-name="P12"/>
      <text:p text:style-name="P12"/>
      <text:p text:style-name="P12"/>
      <text:p text:style-name="P12"/>
      <text:p text:style-name="P12"/>
      <text:p text:style-name="P12"/>
      <text:p text:style-name="P12"/>
      <text:p text:style-name="P2"><text:soft-page-break/>Annotated Bibliography</text:p>
      <text:p text:style-name="P1"><text:bookmark text:name="OLE_LINK6"/><text:bookmark text:name="OLE_LINK5"/><text:bookmark text:name="OLE_LINK12"/><text:bookmark text:name="OLE_LINK11"/><text:bookmark text:name="OLE_LINK10"/><text:bookmark text:name="OLE_LINK9"/>Client Tracker</text:p>
      <text:p text:style-name="P15"><text:span text:style-name="T1">Ahuja, J. J. (1997). </text:span><text:span text:style-name="T12">Client-Server Applications in Java</text:span><text:span text:style-name="T1">(Unpublished master's thesis). Pace University. Retrieved May 28, 2018, from http://support.csis.pace.edu/csisweb/docs/msthesis/ahujajasmine.pdf</text:span></text:p>
      <text:p text:style-name="P15"><text:span text:style-name="T1"/></text:p>
      <text:p text:style-name="P20"><text:span text:style-name="T1"><text:tab/></text:span><text:span text:style-name="T10">Ahuja discusses the various types of client-server applications and the pros and cons of each configuration. The author also weighs the benefits of utilizing C/C++ versus Java, with an emphasis on the capabilities and benefits of the Java programming language.</text:span></text:p>
      <text:p text:style-name="P20"><text:span text:style-name="T10"/></text:p>
      <text:p text:style-name="P20"><text:span text:style-name="T10"><text:tab/>The author graduated from a reputable program and did extensive research on the subject presented within the thesis. While the information is useful, it is also dated. The thesis was completed in 1997, making it more than two decades old and potentially missing critical new information on the subject of client-server applications. </text:span></text:p>
      <text:p text:style-name="P15"><text:span text:style-name="T1"/></text:p>
      <text:p text:style-name="P10"><text:span text:style-name="T13">Choi, C., &amp; Meng, S. (n.d.). Encryption/Decryption Layer for JavaGroups. Retrieved May 28, 2018, from https://www.cs.cornell.edu/Info/Projects/JavaGroupsNew/studentprojects/crypt/design.html</text:span></text:p>
      <text:p text:style-name="P15"><text:span text:style-name="T1"/></text:p>
      <text:p text:style-name="P15"><text:soft-page-break/><text:span text:style-name="T1"><text:tab/></text:span><text:span text:style-name="T11">Choi and Meng provide a detailed implementation and description of client-server encryption, decryption, and key management. They include the pros and cons of various encryption types and how to leverage a specific solution to provide secure communication between the clients and a server.</text:span></text:p>
      <text:p text:style-name="P15"><text:span text:style-name="T11"/></text:p>
      <text:p text:style-name="P15"><text:span text:style-name="T11"><text:tab/>This source provides source code and explains the reasoning behind the decisions made, which is very beneficial for a software developer trying to implement a similar solution. The source is also from a very reputable university, which provides solid academic rigor.</text:span></text:p>
      <text:p text:style-name="P15"><text:span text:style-name="T11"/></text:p>
      <text:p text:style-name="P15"><text:span text:style-name="T1">Doherty, S. (2004, June 10). HIPAA Compliance. </text:span><text:span text:style-name="T12">Network Computing</text:span><text:span text:style-name="T1">, 85. Retrieved from http://link.galegroup.com.dml.regis.edu/apps/doc/A118113276/AONE?u=regis&amp;sid=AONE&amp;xid=8912439b</text:span></text:p>
      <text:p text:style-name="P3"/>
      <text:p text:style-name="P16"><text:span text:style-name="T1"><text:tab/></text:span><text:span text:style-name="T4">Doherty aims to explain what the </text:span><text:span text:style-name="T2">Health Insurance Portability and Accountability Act of 1996</text:span><text:span text:style-name="T4"> means and what it’s impact is upon existing and future information technology systems. The author also provides example technical solutions to help the reader comply with the requirements of HIPPA.</text:span></text:p>
      <text:p text:style-name="P4"/>
      <text:p text:style-name="P4"><text:tab/>This source is informative and thorough, but it is older. It was published it 2004, and many changes have occurred in the information technology sector since then, resulting in some of the suggestions possibly being outdated. The summary of the law should still be valid though.</text:p>
      <text:p text:style-name="P15"><text:soft-page-break/></text:p>
      <text:p text:style-name="P10">Jenkov, J. (2017, November 30). Java KeyStore. Retrieved May 30, 2018, from http://tutorials.jenkov.com/java-cryptography/keystore.html</text:p>
      <text:p text:style-name="P15"/>
      <text:p text:style-name="P15"><text:tab/><text:span text:style-name="T22">Jenkov explains what a Java KeyStore is, and how a software developer can utilize one to store and read various keys and certificates for the use in encryption activities. The author also provides example code and tips to help the reader implement KeyStores.</text:span></text:p>
      <text:p text:style-name="P15"/>
      <text:p text:style-name="P15"><text:tab/><text:span text:style-name="T22">This source was recently updated, and is very informative. The information provided will be of great value to the project, and aligns with the Oracle documentation on the subject. The website is not well known, but the contents are still relevant.</text:span></text:p>
      <text:p text:style-name="P15"/>
      <text:p text:style-name="P10">Mahrsee, R. (n.d.). Introducing Threads in Socket Programming in Java. Retrieved May 28, 2018, from https://www.geeksforgeeks.org/introducing-threads-socket-programming-java/</text:p>
      <text:p text:style-name="P10"/>
      <text:p text:style-name="P10"><text:tab/><text:span text:style-name="T21">This source describes how to implement a client-server application that has one server than can handle “N” clients. The author provides an explanation, diagrams and source code to demonstrate how to develop a threaded server, capable of handling large amounts of clients.</text:span></text:p>
      <text:p text:style-name="P10"/>
      <text:p text:style-name="P10"><text:soft-page-break/><text:tab/><text:span text:style-name="T21">The website itself is not well-known, but provides thorough information on a variety of subjects pertaining to Java and other programming languages. The information appears to be vey informative and relevant to the proposed project.</text:span></text:p>
      <text:p text:style-name="P10"/>
      <text:p text:style-name="P10">Mozilla. (2018, March 28). Security/Server Side TLS. Retrieved May 28, 2018, from https://wiki.mozilla.org/Security/Server_Side_TLS</text:p>
      <text:p text:style-name="P15"/>
      <text:p text:style-name="P15"><text:tab/><text:span text:style-name="T20">This source describes the many different cipher suites available to developers, and which ones a developer may find best given specific situations. Mozilla also provides recommendations based upon the version of OS or web browser that will be in use.</text:span></text:p>
      <text:p text:style-name="P15"/>
      <text:p text:style-name="P15"><text:tab/><text:span text:style-name="T20">Mozilla is an extremely reputable source that is a strong advocate for encrpytion and user privacy. The article was also recently updated, meaning that the cipher suites described should still be up-to-date. The main downside to this article is that the focus is primarily for cipher suites while being used in web-based Java application, which is not what the proposed project will be. The information is still relevant though.</text:span></text:p>
      <text:p text:style-name="P15"/>
      <text:p text:style-name="P10">Oracle. (2010). The Java EE 5 Tutorial. Retrieved May 27, 2018, from https://docs.oracle.com/javaee/5/tutorial/doc/bnbwy.html</text:p>
      <text:p text:style-name="P15"/>
      <text:p text:style-name="P17"><text:soft-page-break/><text:tab/><text:span text:style-name="T18">This source was created by Oracle to help developers better understand the different kinds of security implementation mechanisms available via the standard library. The documentation weighs the pros and cons and lays them out for the developers to easily understand.</text:span></text:p>
      <text:p text:style-name="P17"/>
      <text:p text:style-name="P21"><text:tab/>Oracle is a well respected company that does an excellent job maintaining their documentation. Any updates to the standard library are promptly reflected in the documentation so developers can ensure they have the most recent information available. The main downside to this source is that it is for Java EE 5, which is not the most up-to-date version of Java.</text:p>
      <text:p text:style-name="P15"/>
      <text:p text:style-name="P10">Oracle. (2018). Java Cryptography Architecture (JCA) Reference Guide. Retrieved May 27, 2018, from https://docs.oracle.com/javase/8/docs/technotes/guides/security/crypto/CryptoSpec.html#Introduction</text:p>
      <text:p text:style-name="P15"/>
      <text:p text:style-name="P15"><text:tab/><text:span text:style-name="T17">Oracle’s documentation on how to utilize the Java programming language to perform cryptography activities is vital for anyone trying to protect critical information. The list of libraries and their respective functions is exhaustive and informative.</text:span></text:p>
      <text:p text:style-name="P15"/>
      <text:p text:style-name="P15"><text:tab/><text:span text:style-name="T17">Oracle is a well respected company that does an excellent job maintaining their documentation. Any updates to the standard library are promptly reflected in the </text:span><text:soft-page-break/><text:span text:style-name="T17">documentation so developers can ensure they have the most recent information available.</text:span></text:p>
      <text:p text:style-name="P15"/>
      <text:p text:style-name="P3">SeeBeyond. (2002). HIPAA Implementation Guide. Retrieved May 27, 2018, from https://docs.oracle.com/cd/E18867_01/4.5.x/4.5.3/eXchange_PM/HIPAA_Implement_Guide.pdf</text:p>
      <text:p text:style-name="P3"/>
      <text:p text:style-name="P18"><text:span text:style-name="T1"><text:tab/></text:span><text:span text:style-name="T5">This source was created by SeeBeyond to explain how their product works and maintains compliance with the </text:span><text:span text:style-name="T2">Health Insurance Portability and Accountability Act of 1996</text:span><text:span text:style-name="T4">. </text:span><text:span text:style-name="T5">It goes into detail about how the design of the product works and how proper security measures are enforced.</text:span></text:p>
      <text:p text:style-name="P5"/>
      <text:p text:style-name="P18"><text:span text:style-name="T5"><text:tab/>While the level of technical detail is excellent, this is an older tool </text:span><text:span text:style-name="T6">from a company that was acquired more than a decade ago. While some of the information may be valid, further research would be important to make sure that the provided information is still state-of-the-art in the field of computer security.</text:span></text:p>
      <text:p text:style-name="P3"/>
      <text:p text:style-name="P3">Sheth, M. (2017, April 18). Encryption and Decryption in Java Cryptography. Retrieved May 27, 2018, from https://www.veracode.com/blog/research/encryption-and-decryption-java-cryptography</text:p>
      <text:p text:style-name="P3"/>
      <text:p text:style-name="P15"><text:span text:style-name="T1"><text:tab/></text:span><text:span text:style-name="T7">Sheth goes in-depth about the various types of encryption available to those coding with the Java programming language, as well as the numerous different </text:span><text:soft-page-break/><text:span text:style-name="T7">configurations that make each encryption scheme unique. The author helps the reader make an informed decision about what kind of encryption is best for their situation and how to go about implementing that solution.</text:span></text:p>
      <text:p text:style-name="P6"/>
      <text:p text:style-name="P15"><text:span text:style-name="T7"><text:tab/></text:span><text:span text:style-name="T8">This source is an excellent source of information. It includes a large amount of detail on the different types of encryption, and even helps the reader go about implementing the chosen technical solution. </text:span><text:span text:style-name="T9">It was also recently published, so most of the technical information should still be valid.</text:span></text:p>
      <text:p text:style-name="P3"/>
      <text:p text:style-name="P3">Smeets, M. (2017, July 4). SSL/TLS: How to choose your cipher suite. Retrieved May 28, 2018, from https://technology.amis.nl/2017/07/04/ssltls-choose-cipher-suite/</text:p>
      <text:p text:style-name="P3"/>
      <text:p text:style-name="P3"><text:tab/><text:span text:style-name="T19">This source explains the naming scheme behind various Java cipher suites, and the benefits that the various suites have over one another. The author provides a list of cipher suites that he would recommend and some suggestions on which ones to avoid given the current state of cryptography.</text:span></text:p>
      <text:p text:style-name="P3"/>
      <text:p text:style-name="P3"><text:tab/><text:span text:style-name="T19">Smeets is knowledgable on the subject given his experience with Oracle and the Java programing language. The source is full of information and is less than one year old, meaning that a good portion of the text should still be up-to-date. The author does not do a great job actually explaining what a cipher is and how it works, at least from a beginner standpoint.</text:span></text:p>
      <text:p text:style-name="P3"/>
      <text:p text:style-name="P3"><text:soft-page-break/>Symmetric Key Agreement. (2001). Retrieved May 30, 2018, from https://docstore.mik.ua/orelly/java-ent/security/ch13_07.htm</text:p>
      <text:p text:style-name="P3"/>
      <text:p text:style-name="P3"><text:tab/><text:span text:style-name="T23">This source describes what Key Agreements are, and how they can be a vital tool in the creation and distribution of encryption keys. Source code is provided and explanations regarding each step are included.</text:span></text:p>
      <text:p text:style-name="P3"/>
      <text:p text:style-name="P3"><text:tab/><text:span text:style-name="T23">While the source has no author and is almost two decades old, the core concepts are still valid to this day. This source will provide a solid understanding of Key Agreements that can spur further research and lead to a successful implementation of the covered concepts.</text:span></text:p>
      <text:p text:style-name="P3"/>
      <text:p text:style-name="P3">U.S. Department of Health &amp; Human Services Office for Civil Rights. (2013, July 26). Summary of the HIPAA Security Rule. Retrieved May 27, 2018, from https://www.hhs.gov/hipaa/for-professionals/security/laws-regulations/index.html</text:p>
      <text:p text:style-name="P3"/>
      <text:p text:style-name="P15"><text:span text:style-name="T1"><text:tab/></text:span><text:span text:style-name="T2">This source provides a general overview of the rules related to security within the Health Insurance Portability and Accountability Act of 1996. The general overview of security includes physical and digital security, as well as a brief description of what data is covered and who is covered by the law.</text:span></text:p>
      <text:p text:style-name="P7"/>
      <text:p text:style-name="P19"><text:span text:style-name="T2"><text:tab/></text:span><text:span text:style-name="T3">This source should be very reliable due to the fact the United States Department of Health &amp; Human Services Office for Civil Rights updates the information </text:span><text:soft-page-break/><text:span text:style-name="T3">found on the page. As the law is altered, relevant information should be included in future updates.</text:span></text:p>
      <text:p text:style-name="P8"/>
      <text:p text:style-name="P8">Yura. (2017, July 28). The A to Z Technical Guide to Meet HIPAA Compliance. Retrieved May 27, 2018, from https://www.romexsoft.com/blog/technical-guide-to-hipaa-compliance/</text:p>
      <text:p text:style-name="P8"/>
      <text:p text:style-name="P11"><text:span text:style-name="T14"><text:tab/></text:span><text:span text:style-name="T15">Yura goes into great detail about the <text:s/></text:span><text:span text:style-name="T16">Health Insurance Portability and Accountability Act of 1996, </text:span><text:span text:style-name="T15">and the various aspects of the law. The article is a good deal in length and covers many subjects pertaining to the different sections of the law. The article explains when and how encryption should be implemented for information technology solutions pertaining to patient information.</text:span></text:p>
      <text:p text:style-name="P9"/>
      <text:p text:style-name="P9"><text:tab/>The article goes into great detail about a variety of HIPPA information, but is from a little-known source. The author appears to be knowledgable on the subject though, which gives some credibility to his wr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835in" fo:margin-right="0in" fo:margin-top="0.0835in" fo:margin-bottom="0in" loext:contextual-spacing="false" fo:orphans="0" fo:widows="0"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ANNOTATED BIBLIOGRAPHY<text:tab/><text:tab/><text:span text:style-name="page_20_number"><text:page-number text:select-page="current">10</text:page-number></text:span></text:p>
      </style:header>
    </style:master-page>
    <style:master-page style:name="First_20_Page" style:display-name="First Page" style:page-layout-name="Mpm1" style:next-style-name="Standard">
      <style:header>
        <text:p text:style-name="Header">Running head: ANNOTATED BIBLIOGRAPHY<text:tab/><text:span text:style-name="page_20_number"><text:page-number text:select-page="current">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Nelson</meta:initial-creator>
    <meta:editing-cycles>80</meta:editing-cycles>
    <meta:creation-date>2017-09-25T22:41:00</meta:creation-date>
    <dc:date>2018-05-30T20:48:49.272155842</dc:date>
    <meta:editing-duration>P2DT13H37M6S</meta:editing-duration>
    <meta:generator>LibreOffice/6.0.1.1$MacOSX_X86_64 LibreOffice_project/60bfb1526849283ce2491346ed2aa51c465abfe6</meta:generator>
    <meta:document-statistic meta:table-count="0" meta:image-count="0" meta:object-count="0" meta:page-count="10" meta:paragraph-count="50" meta:word-count="1530" meta:character-count="10623" meta:non-whitespace-character-count="91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